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000000" loext:opacity="100%" fo:font-size="9pt" fo:letter-spacing="normal" style:text-underline-style="solid" style:text-underline-width="auto" style:text-underline-color="font-color" fo:font-weight="bold" officeooo:paragraph-rsid="001e659e" style:font-size-asian="11pt" style:font-weight-asian="bold" style:font-size-complex="9pt" style:font-weight-complex="bold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000000" loext:opacity="100%" fo:font-size="9pt" fo:letter-spacing="normal" style:text-underline-style="solid" style:text-underline-width="auto" style:text-underline-color="font-color" fo:font-weight="bold" officeooo:paragraph-rsid="001e970a" style:font-size-asian="11pt" style:font-weight-asian="bold" style:font-size-complex="9pt" style:font-weight-complex="bold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000000" loext:opacity="100%" fo:font-size="9pt" fo:letter-spacing="normal" style:text-underline-style="solid" style:text-underline-width="auto" style:text-underline-color="font-color" fo:font-weight="bold" officeooo:paragraph-rsid="001f8078" style:font-size-asian="11pt" style:font-weight-asian="bold" style:font-size-complex="9pt" style:font-weight-complex="bold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000000" loext:opacity="100%" fo:font-size="9pt" fo:letter-spacing="normal" style:text-underline-style="solid" style:text-underline-width="auto" style:text-underline-color="font-color" fo:font-weight="bold" officeooo:paragraph-rsid="001d4400" fo:background-color="transparent" style:font-size-asian="11pt" style:font-weight-asian="bold" style:font-size-complex="9pt" style:font-weight-complex="bold"/>
    </style:style>
    <style:style style:name="P5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officeooo:paragraph-rsid="00225147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style:text-underline-style="solid" style:text-underline-width="auto" style:text-underline-color="font-color" fo:font-weight="bold" officeooo:paragraph-rsid="0020a63e" style:font-weight-asian="bold" style:font-weight-complex="bold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style:text-underline-style="solid" style:text-underline-width="auto" style:text-underline-color="font-color" fo:font-weight="bold" officeooo:paragraph-rsid="00225147" style:font-weight-asian="bold" style:font-weight-complex="bold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style:text-underline-style="solid" style:text-underline-width="auto" style:text-underline-color="font-color" fo:font-weight="bold" officeooo:paragraph-rsid="00231035" style:font-weight-asian="bold" style:font-weight-complex="bold"/>
    </style:style>
    <style:style style:name="P9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style:text-underline-style="solid" style:text-underline-width="auto" style:text-underline-color="font-color" fo:font-weight="bold" officeooo:paragraph-rsid="0026bfb1" style:font-weight-asian="bold" style:font-weight-complex="bold"/>
    </style:style>
    <style:style style:name="P10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style:text-underline-style="solid" style:text-underline-width="auto" style:text-underline-color="font-color" fo:font-weight="bold" officeooo:paragraph-rsid="00271ce2" style:font-weight-asian="bold" style:font-weight-complex="bold"/>
    </style:style>
    <style:style style:name="P11" style:family="paragraph" style:parent-style-name="List_20_Contents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02122" loext:opacity="100%" style:font-name="sans-serif" fo:font-size="9pt" fo:letter-spacing="normal" fo:font-style="normal" fo:font-weight="normal" officeooo:paragraph-rsid="0026bfb1" style:font-size-asian="11pt" style:font-size-complex="9pt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4400" officeooo:paragraph-rsid="001d4400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4400" officeooo:paragraph-rsid="001d4400" fo:background-color="transparent"/>
    </style:style>
    <style:style style:name="P14" style:family="paragraph" style:parent-style-name="Standard">
      <style:paragraph-properties fo:text-align="end" style:justify-single-word="false"/>
      <style:text-properties style:text-underline-style="none" officeooo:rsid="001d4400" officeooo:paragraph-rsid="001d4400"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size="11pt" officeooo:paragraph-rsid="001d4400" fo:background-color="transparen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0pt" style:text-underline-style="none" officeooo:rsid="001d4400" officeooo:paragraph-rsid="001d4400" fo:background-color="transparent" style:font-size-complex="10pt"/>
    </style:style>
    <style:style style:name="P17" style:family="paragraph" style:parent-style-name="Standard">
      <style:paragraph-properties fo:text-align="end" style:justify-single-word="false"/>
      <style:text-properties fo:font-size="9pt" style:text-underline-style="solid" style:text-underline-width="auto" style:text-underline-color="font-color" fo:font-weight="bold" officeooo:rsid="001d4400" officeooo:paragraph-rsid="001d4400" fo:background-color="transparent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loext:opacity="100%" style:font-name="sans-serif" fo:font-size="9pt" fo:letter-spacing="normal" fo:font-style="normal" fo:font-weight="normal" officeooo:paragraph-rsid="0026bfb1" style:font-size-asian="11pt" style:font-size-complex="9pt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loext:opacity="100%" style:font-name="sans-serif" fo:font-size="9pt" fo:letter-spacing="normal" fo:font-style="normal" fo:font-weight="normal" officeooo:paragraph-rsid="0026bfb1" fo:background-color="transparent" style:font-size-asian="11pt" style:font-size-complex="9pt"/>
    </style:style>
    <style:style style:name="P2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202122" loext:opacity="100%" fo:font-size="9pt" fo:letter-spacing="normal" style:text-underline-style="none" officeooo:rsid="001d4400" officeooo:paragraph-rsid="001d4400" fo:background-color="transparent" style:font-size-asian="11pt" style:font-size-complex="9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26bfb1" style:font-size-asian="11pt" style:font-size-complex="9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1d4400" fo:background-color="transparent" style:font-size-asian="11pt" style:font-size-complex="9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1e659e" fo:background-color="transparent" style:font-size-asian="11pt" style:font-size-complex="9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1e970a" fo:background-color="transparent" style:font-size-asian="11pt" style:font-size-complex="9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1f8078" fo:background-color="transparent" style:font-size-asian="11pt" style:font-size-complex="9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20a63e" fo:background-color="transparent" style:font-size-asian="11pt" style:font-size-complex="9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225147" fo:background-color="transparent" style:font-size-asian="11pt" style:font-size-complex="9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231035" fo:background-color="transparent" style:font-size-asian="11pt" style:font-size-complex="9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paragraph-rsid="00271ce2" fo:background-color="transparent" style:font-size-asian="11pt" style:font-size-complex="9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font-size="9pt" fo:letter-spacing="normal" officeooo:rsid="001e970a" officeooo:paragraph-rsid="001e970a" fo:background-color="transparent" style:font-size-asian="11pt" style:font-size-complex="9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d4400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size="9pt" style:text-underline-style="none" officeooo:rsid="001d4400" style:font-size-asian="11pt" style:font-size-complex="9pt"/>
    </style:style>
    <style:style style:name="P3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size="9pt" style:text-underline-style="none" officeooo:rsid="001d4400" officeooo:paragraph-rsid="001d4400" fo:background-color="transparent" style:font-size-asian="11pt" style:font-size-complex="9pt"/>
    </style:style>
    <style:style style:name="T1" style:family="text">
      <style:text-properties style:font-name="sans-serif" fo:font-style="normal"/>
    </style:style>
    <style:style style:name="T2" style:family="text">
      <style:text-properties style:font-name="sans-serif" fo:font-style="normal" fo:font-weight="normal"/>
    </style:style>
    <style:style style:name="T3" style:family="text">
      <style:text-properties style:font-name="sans-serif" fo:font-style="normal" fo:font-weight="normal" style:font-name-complex="sans-serif" style:font-style-complex="normal" style:font-weight-complex="normal"/>
    </style:style>
    <style:style style:name="T4" style:family="text">
      <style:text-properties style:font-name="sans-serif" fo:font-style="normal" fo:font-weight="normal" style:font-name-complex="sans-serif" style:font-style-complex="normal" style:font-weight-complex="bold"/>
    </style:style>
    <style:style style:name="T5" style:family="text">
      <style:text-properties style:font-name="sans-serif" fo:font-style="normal" fo:font-weight="normal" officeooo:rsid="00250d76"/>
    </style:style>
    <style:style style:name="T6" style:family="text">
      <style:text-properties style:font-name="sans-serif" fo:font-style="normal" fo:font-weight="bold"/>
    </style:style>
    <style:style style:name="T7" style:family="text">
      <style:text-properties style:font-name-complex="sans-serif" style:font-style-complex="normal"/>
    </style:style>
    <style:style style:name="T8" style:family="text">
      <style:text-properties style:font-name-complex="sans-serif" style:font-style-complex="normal" style:font-weight-complex="normal"/>
    </style:style>
    <style:style style:name="T9" style:family="text">
      <style:text-properties style:font-name-complex="sans-serif" style:font-style-complex="normal" style:font-weight-complex="bold"/>
    </style:style>
    <style:style style:name="T10" style:family="text">
      <style:text-properties fo:font-variant="normal" fo:text-transform="none" fo:color="#000000" loext:opacity="100%" style:font-name="sans-serif" fo:font-size="9pt" fo:letter-spacing="normal" fo:font-style="normal" style:font-size-asian="11pt" style:font-size-complex="9pt"/>
    </style:style>
    <style:style style:name="T11" style:family="text">
      <style:text-properties fo:font-variant="normal" fo:text-transform="none" fo:color="#000000" loext:opacity="100%" style:font-name="sans-serif" fo:font-size="9pt" fo:letter-spacing="normal" fo:font-style="normal" style:text-underline-style="solid" style:text-underline-width="auto" style:text-underline-color="font-color" fo:font-weight="bold" style:font-size-asian="11pt" style:font-weight-asian="bold" style:font-size-complex="9pt" style:font-weight-complex="bold"/>
    </style:style>
    <style:style style:name="T12" style:family="text">
      <style:text-properties fo:font-variant="normal" fo:text-transform="none" fo:color="#000000" loext:opacity="100%" fo:font-size="9pt" fo:letter-spacing="normal" style:font-size-asian="11pt" style:font-name-complex="sans-serif" style:font-size-complex="9pt" style:font-style-complex="normal"/>
    </style:style>
    <style:style style:name="T13" style:family="text">
      <style:text-properties fo:font-variant="normal" fo:text-transform="none" fo:color="#000000" loext:opacity="100%" fo:font-size="9pt" fo:letter-spacing="normal" style:text-underline-style="solid" style:text-underline-width="auto" style:text-underline-color="font-color" fo:font-weight="bold" style:font-size-asian="11pt" style:font-weight-asian="bold" style:font-name-complex="sans-serif" style:font-size-complex="9pt" style:font-style-complex="normal" style:font-weight-complex="bold"/>
    </style:style>
    <style:style style:name="T14" style:family="text">
      <style:text-properties fo:font-variant="normal" fo:text-transform="none" fo:color="#202122" loext:opacity="100%" fo:font-size="9pt" fo:letter-spacing="normal" fo:background-color="transparent" loext:char-shading-value="0" style:font-size-asian="11pt" style:font-name-complex="sans-serif" style:font-size-complex="9pt" style:font-style-complex="normal" style:font-weight-complex="normal"/>
    </style:style>
    <style:style style:name="T15" style:family="text">
      <style:text-properties fo:font-variant="normal" fo:text-transform="none" fo:color="#202122" loext:opacity="100%" fo:font-size="9pt" fo:letter-spacing="normal" fo:background-color="transparent" loext:char-shading-value="0" style:font-size-asian="11pt" style:font-name-complex="sans-serif" style:font-size-complex="9pt" style:font-style-complex="normal" style:font-weight-complex="bold"/>
    </style:style>
    <style:style style:name="T16" style:family="text">
      <style:text-properties fo:font-variant="normal" fo:text-transform="none" fo:color="#202122" loext:opacity="100%" style:font-name="sans-serif" fo:font-size="9pt" fo:letter-spacing="normal" fo:font-style="normal" fo:font-weight="normal" fo:background-color="transparent" loext:char-shading-value="0" style:font-size-asian="11pt" style:font-size-complex="9pt"/>
    </style:style>
    <style:style style:name="T17" style:family="text">
      <style:text-properties fo:font-variant="normal" fo:text-transform="none" fo:color="#202122" loext:opacity="100%" style:font-name="sans-serif" fo:font-size="9pt" fo:letter-spacing="normal" fo:font-style="normal" fo:font-weight="bold" fo:background-color="transparent" loext:char-shading-value="0" style:font-size-asian="11pt" style:font-size-complex="9pt"/>
    </style:style>
    <style:style style:name="T18" style:family="text">
      <style:text-properties fo:font-variant="normal" fo:text-transform="none" fo:color="#c9211e" loext:opacity="100%" style:font-name="sans-serif" fo:font-size="9pt" fo:letter-spacing="normal" fo:font-style="normal" fo:font-weight="normal" fo:background-color="transparent" loext:char-shading-value="0" style:font-size-asian="11pt" style:font-size-complex="9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פקודות קפיצה</text:p>
      <text:p text:style-name="P12"/>
      <text:section text:style-name="Sect1" text:name="מקטע1">
        <text:p text:style-name="P17">פקודת JNC</text:p>
        <text:p text:style-name="P16">קפיצה לתווית (label) בתנאי שדגל הנשא כבוי.</text:p>
        <text:p text:style-name="P20"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NC label<text:line-break/></text:span><text:span text:style-name="T9">לדוגמה</text:span><text:span text:style-name="T6">:</text:span><text:span text:style-name="T2"> JNC label1 ; </text:span><text:span text:style-name="T8">קופץ לשורה המסומנת ב </text:span><text:span text:style-name="T2">label1 </text:span><text:span text:style-name="T8">בתנאי שדגל הנשא כבוי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CF=0</text:span></text:p>
        <text:h text:style-name="P4" text:outline-level="3"><text:span text:style-name="T7">פקודת </text:span><text:span text:style-name="T1">JE/JZ</text:span></text:h>
        <text:p text:style-name="P22"><text:span text:style-name="T8">קפיצה לתוווית </text:span><text:span text:style-name="T2">label </text:span><text:span text:style-name="T8">בתנאי שדגל האפס דלוק </text:span><text:span text:style-name="T2">(</text:span><text:span text:style-name="T8">תוצאת שווה בפקודה </text:span><text:span text:style-name="T2">CMP)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E label </text:span><text:span text:style-name="T8">או </text:span><text:span text:style-name="T2">JZ label1<text:line-break/></text:span><text:span text:style-name="T9">לדוגמה</text:span><text:span text:style-name="T6">:</text:span><text:span text:style-name="T2"> JZ label1 ; </text:span><text:span text:style-name="T8">קופץ לשורה המסומנת ב </text:span><text:span text:style-name="T2">label1 </text:span><text:span text:style-name="T8">בתנאי שדגל אפס דלוק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ZF=1</text:span></text:p>
        <text:h text:style-name="P4" text:outline-level="3"><text:span text:style-name="T7">פקודת </text:span><text:span text:style-name="T1">JNE/JNZ</text:span></text:h>
        <text:p text:style-name="P22"><text:span text:style-name="T3">קפיצה לתוווית </text:span><text:span text:style-name="T2">label </text:span><text:span text:style-name="T3">בתנאי שדגל האפס כבוי </text:span><text:span text:style-name="T2">(</text:span><text:span text:style-name="T3">תוצאת לא שווה בפקודת </text:span><text:span text:style-name="T2">CMP).<text:line-break/></text:span><text:span text:style-name="T4">פרמטרים</text:span><text:span text:style-name="T6">:</text:span><text:span text:style-name="T2"> </text:span><text:span text:style-name="T3">תוית</text:span><text:span text:style-name="T2"><text:line-break/></text:span><text:span text:style-name="T4">תחביר</text:span><text:span text:style-name="T6">:</text:span><text:span text:style-name="T2"> JNE label </text:span><text:span text:style-name="T3">או </text:span><text:span text:style-name="T2">JNZ label1<text:line-break/></text:span><text:span text:style-name="T4">לדוגמה</text:span><text:span text:style-name="T6">:</text:span><text:span text:style-name="T2"> JNZ label1 ; </text:span><text:span text:style-name="T3">קופץ לשורה המסומנת ב </text:span><text:span text:style-name="T2">label1 </text:span><text:span text:style-name="T3">בתנאי שדגל אפס כבוי</text:span><text:span text:style-name="T2"><text:line-break/></text:span><text:span text:style-name="T4">אלגוריתם</text:span><text:span text:style-name="T6">:</text:span><text:span text:style-name="T2"> IP=</text:span><text:span text:style-name="T3">השורה אליה משוייכת התווית </text:span><text:span text:style-name="T2">label1 </text:span><text:span text:style-name="T3">אם </text:span><text:span text:style-name="T2">ZF=0</text:span></text:p>
        <text:h text:style-name="P4" text:outline-level="3"><text:span text:style-name="T7">פקודת </text:span><text:span text:style-name="T1">JA/JNBE</text:span></text:h>
        <text:p text:style-name="P22"><text:span text:style-name="T3">קפיצה לתוווית </text:span><text:span text:style-name="T2">label </text:span><text:span text:style-name="T3">בתנאי שדגל האפס כבוי וגם דגל הנשא כבוי </text:span><text:span text:style-name="T2">(</text:span><text:span text:style-name="T3">תוצאת גדול מ בפקודת </text:span><text:span text:style-name="T2">CMP).<text:line-break/></text:span><text:span text:style-name="T4">פרמטרים</text:span><text:span text:style-name="T6">:</text:span><text:span text:style-name="T2"> </text:span><text:span text:style-name="T3">תוית</text:span><text:span text:style-name="T2"><text:line-break/></text:span><text:span text:style-name="T4">תחביר</text:span><text:span text:style-name="T6">:</text:span><text:span text:style-name="T2"> JA label </text:span><text:span text:style-name="T3">או </text:span><text:span text:style-name="T2">JNBE label1<text:line-break/></text:span><text:span text:style-name="T4">לדוגמה</text:span><text:span text:style-name="T6">:</text:span><text:span text:style-name="T2"> JA label1 ; </text:span><text:span text:style-name="T3">קופץ לשורה המסומנת ב </text:span><text:span text:style-name="T2">label1 </text:span><text:span text:style-name="T3">בתנאי שדגל אפס כבוי וגם דגל הנשא גבוי</text:span><text:span text:style-name="T2"><text:line-break/></text:span><text:span text:style-name="T4">אלגוריתם</text:span><text:span text:style-name="T6">:</text:span><text:span text:style-name="T2"> IP=</text:span><text:span text:style-name="T3">השורה אליה משוייכת התווית </text:span><text:span text:style-name="T2">label1 </text:span><text:span text:style-name="T3">אם </text:span><text:span text:style-name="T2">ZF=0 AND CF=0</text:span></text:p>
        <text:h text:style-name="P4" text:outline-level="3"><text:span text:style-name="T7">פקודת </text:span><text:span text:style-name="T1">JAE/JNB</text:span></text:h>
        <text:p text:style-name="P22"><text:span text:style-name="T3">קפיצה לתוווית </text:span><text:span text:style-name="T2">label </text:span><text:span text:style-name="T3">בתנאי שדגל הנשא כבוי </text:span><text:span text:style-name="T2">(</text:span><text:span text:style-name="T3">תוצאת גדול או שווה בפקודת </text:span><text:span text:style-name="T2">CMP).<text:line-break/></text:span><text:span text:style-name="T4">פרמטרים</text:span><text:span text:style-name="T6">:</text:span><text:span text:style-name="T2"> </text:span><text:span text:style-name="T3">תוית</text:span><text:span text:style-name="T2"><text:line-break/></text:span><text:span text:style-name="T4">תחביר</text:span><text:span text:style-name="T6">:</text:span><text:span text:style-name="T2"> JAE label </text:span><text:span text:style-name="T3">או </text:span><text:span text:style-name="T2">JNB label1<text:line-break/></text:span><text:span text:style-name="T4">לדוגמה</text:span><text:span text:style-name="T6">:</text:span><text:span text:style-name="T2"> JNB label1 ; </text:span><text:span text:style-name="T3">קופץ לשורה המסומנת ב </text:span><text:span text:style-name="T2">label1 </text:span><text:span text:style-name="T3">בתנאי שדגל הנשא כבוי</text:span><text:span text:style-name="T2"><text:line-break/></text:span><text:span text:style-name="T4">אלגוריתם</text:span><text:span text:style-name="T6">:</text:span><text:span text:style-name="T2"> IP=</text:span><text:span text:style-name="T3">השורה אליה משוייכת התווית </text:span><text:span text:style-name="T2">label1 </text:span><text:span text:style-name="T3">אם </text:span><text:span text:style-name="T2">CF=0</text:span></text:p>
        <text:h text:style-name="P4" text:outline-level="3"><text:span text:style-name="T7">פקודת </text:span><text:span text:style-name="T1">JB/JNAE/JC</text:span></text:h>
        <text:p text:style-name="P22"><text:span text:style-name="T3">קפיצה לתוווית </text:span><text:span text:style-name="T2">label </text:span><text:span text:style-name="T3">בתנאי שדגל הנשא דלוק </text:span><text:span text:style-name="T2">(</text:span><text:span text:style-name="T3">תוצאת קטן מ בפקודת </text:span><text:span text:style-name="T2">CMP).<text:line-break/></text:span><text:span text:style-name="T4">פרמטרים</text:span><text:span text:style-name="T6">:</text:span><text:span text:style-name="T2"> </text:span><text:span text:style-name="T3">תוית</text:span><text:span text:style-name="T2"><text:line-break/></text:span><text:span text:style-name="T4">תחביר</text:span><text:span text:style-name="T6">:</text:span><text:span text:style-name="T2"> JNAE label </text:span><text:span text:style-name="T3">או </text:span><text:span text:style-name="T2">JB label1 </text:span><text:span text:style-name="T3">או </text:span><text:span text:style-name="T2">JC label1<text:line-break/></text:span><text:span text:style-name="T4">לדוגמה</text:span><text:span text:style-name="T6">:</text:span><text:span text:style-name="T2"> JB label1 ; </text:span><text:span text:style-name="T3">קופץ לשורה המסומנת ב </text:span><text:span text:style-name="T2">label1 </text:span><text:span text:style-name="T3">בתנאי שדגל הנשא דלוק</text:span><text:span text:style-name="T2"><text:line-break/></text:span><text:span text:style-name="T4">אלגוריתם</text:span><text:span text:style-name="T6">:</text:span><text:span text:style-name="T2"> IP=</text:span><text:span text:style-name="T3">השורה אליה משוייכת התווית </text:span><text:span text:style-name="T2">label1 </text:span><text:span text:style-name="T3">אם </text:span><text:span text:style-name="T2">CF=1</text:span></text:p>
        <text:p text:style-name="P22"/>
        <text:p text:style-name="P22"/>
        <text:h text:style-name="P4" text:outline-level="3"><text:span text:style-name="T7">פקודת </text:span><text:span text:style-name="T1">JBE/JNA</text:span></text:h>
        <text:p text:style-name="P31"><text:span text:style-name="T14">קפיצה לתוווית </text:span><text:span text:style-name="T16">label </text:span><text:span text:style-name="T14">בתנאי שדגל האפס דלוק וגם דגל הנשא דלוק </text:span><text:span text:style-name="T16">(</text:span><text:span text:style-name="T14">תוצאת קטן או שווה בפקודת </text:span><text:span text:style-name="T16">CMP).<text:line-break/></text:span><text:span text:style-name="T15">פרמטרים</text:span><text:span text:style-name="T17">:</text:span><text:span text:style-name="T14">תוית</text:span><text:span text:style-name="T16"><text:line-break/></text:span><text:span text:style-name="T15">תחביר</text:span><text:span text:style-name="T17">: </text:span><text:span text:style-name="T16">JNA label </text:span><text:span text:style-name="T14">או </text:span><text:span text:style-name="T16">JBE label1<text:line-break/></text:span><text:span text:style-name="T15">לדוגמה</text:span><text:span text:style-name="T17">:</text:span><text:span text:style-name="T18"> </text:span><text:span text:style-name="T16">JBE label1; </text:span><text:span text:style-name="T14">קופץ לשורה המסומנת ב </text:span><text:span text:style-name="T16">label1 </text:span><text:span text:style-name="T14">בתנאי שדגל האפס דלוק וגם דגל הנשא דלוק</text:span><text:span text:style-name="T16"><text:line-break/></text:span><text:span text:style-name="T15">אלגוריתם</text:span><text:span text:style-name="T17">: </text:span><text:span text:style-name="T16">IP=</text:span><text:span text:style-name="T14">השורה אליה משוייכת התווית </text:span><text:span text:style-name="T16">label1 </text:span><text:span text:style-name="T14">אם </text:span><text:span text:style-name="T16">ZF=1 AND CF=1</text:span></text:p>
        <text:h text:style-name="P4" text:outline-level="3"><text:span text:style-name="T7">פקודת </text:span><text:span text:style-name="T1">JG/JNLE</text:span></text:h>
        <text:p text:style-name="P22"><text:span text:style-name="T8">קפיצה לתוווית </text:span><text:span text:style-name="T2">label </text:span><text:span text:style-name="T8">בתנאי שדגל האפס כבוי וגם דגל הסימן כבוי </text:span><text:span text:style-name="T2">(</text:span><text:span text:style-name="T8">תוצאת גדול מ בפקודת </text:span><text:span text:style-name="T2">CMP)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NLE label </text:span><text:span text:style-name="T8">או </text:span><text:span text:style-name="T2">JG label1<text:line-break/></text:span><text:span text:style-name="T9">לדוגמה</text:span><text:span text:style-name="T6">:</text:span><text:span text:style-name="T2"> JG label1 ; </text:span><text:span text:style-name="T8">קופץ לשורה המסומנת ב </text:span><text:span text:style-name="T2">label1 </text:span><text:span text:style-name="T8">בתנאי שדגל האפס כבוי וגם דגל הסימן כבוי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ZF=0 AND SF=0</text:span></text:p>
        <text:h text:style-name="P4" text:outline-level="3"><text:span text:style-name="T7">פקודת </text:span><text:span text:style-name="T1">JGE/JNL</text:span></text:h>
        <text:p text:style-name="P22"><text:span text:style-name="T8">קפיצה לתוווית </text:span><text:span text:style-name="T2">label </text:span><text:span text:style-name="T8">בתנאי שדגל הסימן כבוי </text:span><text:span text:style-name="T2">(</text:span><text:span text:style-name="T8">תוצאת גדול או שווה בפקודת </text:span><text:span text:style-name="T2">CMP)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NL label </text:span><text:span text:style-name="T8">או </text:span><text:span text:style-name="T2">JGE label1<text:line-break/></text:span><text:span text:style-name="T9">לדוגמה</text:span><text:span text:style-name="T6">:</text:span><text:span text:style-name="T2"> JGE label1 ; </text:span><text:span text:style-name="T8">קופץ לשורה המסומנת ב </text:span><text:span text:style-name="T2">label1 </text:span><text:span text:style-name="T8">בתנאי שדגל הסימן כבוי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SF=0</text:span></text:p>
        <text:h text:style-name="P1" text:outline-level="3"><text:span text:style-name="T7">פקודת </text:span><text:span text:style-name="T1">JL/JNGE</text:span></text:h>
        <text:p text:style-name="P23"><text:span text:style-name="T8">קפיצה לתוווית </text:span><text:span text:style-name="T2">label </text:span><text:span text:style-name="T8">בתנאי שדגל הסימן שונה מדגל הגלישה </text:span><text:span text:style-name="T2">(</text:span><text:span text:style-name="T8">תוצאת קטן מ בפקודת </text:span><text:span text:style-name="T2">CMP)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L label </text:span><text:span text:style-name="T8">או </text:span><text:span text:style-name="T2">JNGE label1<text:line-break/></text:span><text:span text:style-name="T9">לדוגמה</text:span><text:span text:style-name="T6">:</text:span><text:span text:style-name="T2"> JNGE label1 ; </text:span><text:span text:style-name="T8">קופץ לשורה המסומנת ב </text:span><text:span text:style-name="T2">label1 </text:span><text:span text:style-name="T8">בתנאי שדגל הסימן שונה מדגל הגלישה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SF&lt;&gt;OF</text:span></text:p>
        <text:h text:style-name="P1" text:outline-level="3"><text:span text:style-name="T7">פקודת </text:span><text:span text:style-name="T1">LE/JNG</text:span></text:h>
        <text:p text:style-name="P23"><text:span text:style-name="T8">קפיצה לתוווית </text:span><text:span text:style-name="T2">label </text:span><text:span text:style-name="T8">בתנאי שדגל האפס דלוק </text:span><text:span text:style-name="T2">(</text:span><text:span text:style-name="T8">תוצאת קטן או שווה בפקודת </text:span><text:span text:style-name="T2">CMP)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E label </text:span><text:span text:style-name="T8">או </text:span><text:span text:style-name="T2">JNG label1<text:line-break/></text:span><text:span text:style-name="T9">לדוגמה</text:span><text:span text:style-name="T6">:</text:span><text:span text:style-name="T2"> JNG label1 ; </text:span><text:span text:style-name="T8">קופץ לשורה המסומנת ב </text:span><text:span text:style-name="T2">label1 </text:span><text:span text:style-name="T8">בתנאי שדגל האפס דלוק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ZF=1</text:span></text:p>
        <text:h text:style-name="P1" text:outline-level="3"><text:span text:style-name="T7">פקודת </text:span><text:span text:style-name="T1">JO</text:span></text:h>
        <text:p text:style-name="P23"><text:span text:style-name="T8">קפיצה לתוווית </text:span><text:span text:style-name="T2">label </text:span><text:span text:style-name="T8">בתנאי שדגל הגלישה דלוק</text:span><text:span text:style-name="T2">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O label<text:line-break/></text:span><text:span text:style-name="T9">לדוגמה</text:span><text:span text:style-name="T6">:</text:span><text:span text:style-name="T2"> JO label1 ; </text:span><text:span text:style-name="T8">קופץ לשורה המסומנת ב </text:span><text:span text:style-name="T2">label1 </text:span><text:span text:style-name="T8">בתנאי שדגל הגלישה דלוק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OF=1</text:span></text:p>
        <text:p text:style-name="P22"/>
        <text:p text:style-name="P22"><text:soft-page-break/></text:p>
        <text:h text:style-name="P2" text:outline-level="3"><text:span text:style-name="T7">פקודת </text:span><text:span text:style-name="T1">JNO</text:span></text:h>
        <text:p text:style-name="P24"><text:span text:style-name="T8">קפיצה לתוווית </text:span><text:span text:style-name="T2">label </text:span><text:span text:style-name="T8">בתנאי שדגל הגלישה כבוי</text:span><text:span text:style-name="T2">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NO label<text:line-break/></text:span><text:span text:style-name="T9">לדוגמה</text:span><text:span text:style-name="T6">:</text:span><text:span text:style-name="T2"> JNO label1 ; </text:span><text:span text:style-name="T8">קופץ לשורה המסומנת ב </text:span><text:span text:style-name="T2">label1 </text:span><text:span text:style-name="T8">בתנאי שדגל הגלישה כבוי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OF=0</text:span></text:p>
        <text:h text:style-name="P2" text:outline-level="3"><text:span text:style-name="T7">פקודת </text:span><text:span text:style-name="T1">JS</text:span></text:h>
        <text:p text:style-name="P24"><text:span text:style-name="T3">קפיצה לתוווית </text:span><text:span text:style-name="T2">label </text:span><text:span text:style-name="T3">בתנאי שדגל הסימן דלוק</text:span><text:span text:style-name="T2">.<text:line-break/></text:span><text:span text:style-name="T4">פרמטרים</text:span><text:span text:style-name="T6">:</text:span><text:span text:style-name="T2"> </text:span><text:span text:style-name="T3">תוית</text:span><text:span text:style-name="T2"><text:line-break/></text:span><text:span text:style-name="T4">תחביר</text:span><text:span text:style-name="T6">:</text:span><text:span text:style-name="T2"> JS label<text:line-break/></text:span><text:span text:style-name="T4">לדוגמה</text:span><text:span text:style-name="T6">:</text:span><text:span text:style-name="T2"> JS label1 ; </text:span><text:span text:style-name="T3">קופץ לשורה המסומנת ב </text:span><text:span text:style-name="T2">label1 </text:span><text:span text:style-name="T3">בתנאי שדגל הסימן דלוק</text:span><text:span text:style-name="T2"><text:line-break/></text:span><text:span text:style-name="T4">אלגוריתם</text:span><text:span text:style-name="T6">:</text:span><text:span text:style-name="T2"> IP=</text:span><text:span text:style-name="T3">השורה אליה משוייכת התווית </text:span><text:span text:style-name="T2">label1 </text:span><text:span text:style-name="T3">אם </text:span><text:span text:style-name="T2">SF=1</text:span></text:p>
        <text:h text:style-name="P2" text:outline-level="3"><text:span text:style-name="T7">פקודת </text:span><text:span text:style-name="T1">JNS</text:span></text:h>
        <text:p text:style-name="P24"><text:span text:style-name="T8">קפיצה לתוווית </text:span><text:span text:style-name="T2">label </text:span><text:span text:style-name="T8">בתנאי שדגל הסימן כבוי</text:span><text:span text:style-name="T2">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NS label<text:line-break/></text:span><text:span text:style-name="T9">לדוגמה</text:span><text:span text:style-name="T6">:</text:span><text:span text:style-name="T2"> JNS label1 ; </text:span><text:span text:style-name="T8">קופץ לשורה המסומנת ב </text:span><text:span text:style-name="T2">label1 </text:span><text:span text:style-name="T8">בתנאי שדגל הסימן כבוי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SF=0</text:span></text:p>
        <text:h text:style-name="P3" text:outline-level="3"><text:span text:style-name="T7">פקודת </text:span><text:span text:style-name="T1">JP/JPE</text:span></text:h>
        <text:p text:style-name="P25"><text:span text:style-name="T8">קפיצה לתוווית </text:span><text:span text:style-name="T2">label </text:span><text:span text:style-name="T8">בתנאי שדגל הזוגי דלוק</text:span><text:span text:style-name="T2">.<text:line-break/></text:span><text:span text:style-name="T9">פרמטרים</text:span><text:span text:style-name="T6">:</text:span><text:span text:style-name="T2"> </text:span><text:span text:style-name="T8">תוית</text:span><text:span text:style-name="T2"><text:line-break/></text:span><text:span text:style-name="T9">תחביר</text:span><text:span text:style-name="T6">:</text:span><text:span text:style-name="T2"> JP label </text:span><text:span text:style-name="T8">או </text:span><text:span text:style-name="T2">JPE label<text:line-break/></text:span><text:span text:style-name="T9">לדוגמה</text:span><text:span text:style-name="T6">:</text:span><text:span text:style-name="T2"> JP label1 ; </text:span><text:span text:style-name="T8">קופץ לשורה המסומנת ב </text:span><text:span text:style-name="T2">label1 </text:span><text:span text:style-name="T8">בתנאי שדגל הזוגי כבוי</text:span><text:span text:style-name="T2"><text:line-break/></text:span><text:span text:style-name="T9">אלגוריתם</text:span><text:span text:style-name="T6">:</text:span><text:span text:style-name="T2"> IP=</text:span><text:span text:style-name="T8">השורה אליה משוייכת התווית </text:span><text:span text:style-name="T2">label1 </text:span><text:span text:style-name="T8">אם </text:span><text:span text:style-name="T2">PF=1</text:span></text:p>
        <text:h text:style-name="P6" text:outline-level="3"><text:span text:style-name="T12">פקודת </text:span><text:span text:style-name="T10">JP/JPE</text:span></text:h>
        <text:p text:style-name="P26"><text:span text:style-name="T2">(</text:span><text:span text:style-name="T8">קפיצה אם מס</text:span><text:span text:style-name="T2">' </text:span><text:span text:style-name="T8">הביטים הדלוקים זוגי</text:span><text:span text:style-name="T2">)</text:span></text:p>
        <text:h text:style-name="P5" text:outline-level="3"><text:span text:style-name="T13">פקודת </text:span><text:span text:style-name="T11">JPO</text:span></text:h>
        <text:p text:style-name="P27"><text:span text:style-name="T2">(</text:span><text:span text:style-name="T3">קפיצה אם מס</text:span><text:span text:style-name="T2">' </text:span><text:span text:style-name="T3">הביטים הדלוקים ב</text:span><text:span text:style-name="T2">-Low </text:span><text:span text:style-name="T3">זוגי</text:span><text:span text:style-name="T2">)</text:span></text:p>
        <text:h text:style-name="P7" text:outline-level="3"><text:span text:style-name="T12">פקודת </text:span><text:span text:style-name="T10">JNP</text:span></text:h>
        <text:p text:style-name="P27"><text:span text:style-name="T2">(</text:span><text:span text:style-name="T8">קפיצה אם מס</text:span><text:span text:style-name="T2">' </text:span><text:span text:style-name="T8">הביטים הדלוקים אי</text:span><text:span text:style-name="T2">-</text:span><text:span text:style-name="T8">זוגי</text:span><text:span text:style-name="T2">)</text:span></text:p>
        <text:h text:style-name="P8" text:outline-level="3"><text:span text:style-name="T12">פקודת </text:span><text:span text:style-name="T10">JCXZ</text:span></text:h>
        <text:p text:style-name="P28"><text:span text:style-name="T2">(</text:span><text:span text:style-name="T8">קפיצה אם </text:span><text:span text:style-name="T2">CX </text:span><text:span text:style-name="T8">שווה </text:span><text:span text:style-name="T2">0)</text:span></text:p>
        <text:h text:style-name="P9" text:outline-level="3"><text:span text:style-name="T12">פקודת </text:span><text:span text:style-name="T10">LOOP</text:span></text:h>
        <text:p text:style-name="P21"><text:span text:style-name="T2">(</text:span><text:span text:style-name="T8">הפחתת </text:span><text:span text:style-name="T2">CX </text:span><text:span text:style-name="T8">וקפיצה אם </text:span><text:span text:style-name="T2">CX </text:span><text:span text:style-name="T8">כעת שונה מ </text:span><text:span text:style-name="T2">0) </text:span><text:span text:style-name="T8">דוגמא</text:span><text:span text:style-name="T2">:</text:span></text:p>
        <text:p text:style-name="P11">MyLabel</text:p>
        <text:p text:style-name="P18">{...}</text:p>
        <text:p text:style-name="P19"><text:span text:style-name="T5">loop MyLabel</text:span></text:p>
        <text:p text:style-name="P22"><text:span text:style-name="T2"/></text:p>
        <text:p text:style-name="P22"><text:span text:style-name="T2"/></text:p>
        <text:h text:style-name="P10" text:outline-level="3"><text:span text:style-name="T12">פקודת </text:span><text:span text:style-name="T10">LOOPE/LOOPZ</text:span></text:h>
        <text:p text:style-name="P29"><text:span text:style-name="T2">(</text:span><text:span text:style-name="T3">הפחתת </text:span><text:span text:style-name="T2">CX </text:span><text:span text:style-name="T3">וקפיצה ללולאה אם </text:span><text:span text:style-name="T2">CX </text:span><text:span text:style-name="T3">כעת שונה מ </text:span><text:span text:style-name="T2">0 </text:span><text:span text:style-name="T3">וגם </text:span><text:span text:style-name="T2">ZF=1, </text:span><text:span text:style-name="T3">כמובן שמדובר על ה</text:span><text:span text:style-name="T2">ZF </text:span><text:span text:style-name="T3">לפני הפחתת ה</text:span><text:span text:style-name="T2">CX).</text:span></text:p>
        <text:h text:style-name="P10" text:outline-level="3"><text:span text:style-name="T12">פקודת </text:span><text:span text:style-name="T10">LOOPNE/LOOPNZ</text:span></text:h>
        <text:p text:style-name="P29"><text:span text:style-name="T2">(</text:span><text:span text:style-name="T3">הפחתת </text:span><text:span text:style-name="T2">CX </text:span><text:span text:style-name="T3">וקפיצה ללולאה אם </text:span><text:span text:style-name="T2">CX </text:span><text:span text:style-name="T3">כעת שונה מ </text:span><text:span text:style-name="T2">0 </text:span><text:span text:style-name="T3">וגם </text:span><text:span text:style-name="T2">ZF=0, </text:span><text:span text:style-name="T3">כמובן שמדובר על ה</text:span><text:span text:style-name="T2">ZF </text:span><text:span text:style-name="T3">לפני הפחתת ה</text:span><text:span text:style-name="T2">CX)</text:span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30"/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22"><text:span text:style-name="T2"/></text:p>
        <text:p text:style-name="P33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3"/>
        <text:p text:style-name="P13"/>
        <text:p text:style-name="P15"/>
      </text:section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23:30:00.941000000</meta:creation-date>
    <dc:date>2021-03-02T23:52:52.679000000</dc:date>
    <meta:editing-duration>PT9M46S</meta:editing-duration>
    <meta:editing-cycles>11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1" meta:word-count="773" meta:character-count="4403" meta:non-whitespace-character-count="3681"/>
  </office:meta>
</office:document-meta>
</file>